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B000000A37F6C2EF19CF4E2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ff" draw:textarea-horizontal-align="justify" draw:textarea-vertical-align="middle" draw:auto-grow-height="false" fo:min-height="10.75cm" fo:min-width="18.7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5.225cm" fo:min-width="17.8cm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6.6cm"/>
    </style:style>
    <style:style style:name="gr5" style:family="graphic" style:parent-style-name="standard">
      <style:graphic-properties draw:stroke="none" svg:stroke-color="#000000" draw:fill="none" draw:fill-color="#ffffff" fo:min-height="0.40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3cm"/>
    </style:style>
    <style:style style:name="gr7" style:family="graphic" style:parent-style-name="standard">
      <style:graphic-properties draw:stroke="none" svg:stroke-color="#000000" draw:fill="none" draw:fill-color="#ffffff" fo:min-height="0.249cm"/>
    </style:style>
    <style:style style:name="gr8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Liberation Sans Narrow2" fo:font-size="10pt" style:font-name-asian="Liberation Sans Narrow2" style:font-size-asian="18pt" style:font-name-complex="Liberation Sans Narrow2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.2cm" svg:height="1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3cm" svg:height="5.475cm" svg:x="1.5cm" svg:y="1.5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cm" svg:height="1.199cm" svg:x="2.2cm" svg:y="2.2cm">
          <draw:text-box>
            <text:p><text:span text:style-name="T1">ID do</text:span><text:span text:style-name="T1"><text:line-break/></text:span><text:span text:style-name="T1">produt</text:span><text:span text:style-name="T1">o</text:span></text:p>
          </draw:text-box>
        </draw:frame>
        <draw:custom-shape draw:style-name="gr4" draw:text-style-name="P4" draw:layer="layout" svg:width="7.1cm" svg:height="0.6cm" svg:x="4.4cm" svg:y="2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cm" svg:height="0.657cm" svg:x="1.5cm" svg:y="0.9cm">
          <draw:text-box>
            <text:p><text:span text:style-name="T2">←</text:span><text:span text:style-name="T3"> </text:span><text:span text:style-name="T3">Voltar</text:span></text:p>
          </draw:text-box>
        </draw:frame>
        <draw:custom-shape draw:style-name="gr6" draw:text-style-name="P4" draw:layer="layout" svg:width="1.8cm" svg:height="0.6cm" svg:x="12.1cm" svg:y="2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1cm" svg:height="0.725cm" svg:x="12cm" svg:y="2.301cm">
          <draw:text-box>
            <text:p><text:span text:style-name="T1">Enviar</text:span></text:p>
          </draw:text-box>
        </draw:frame>
        <draw:frame draw:style-name="gr8" draw:text-style-name="P6" draw:layer="layout" svg:width="18.402cm" svg:height="3.929cm" svg:x="1.498cm" svg:y="7.6cm">
          <draw:image xlink:href="Pictures/10000000000002FB000000A37F6C2EF19CF4E2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906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2T16:37:31.176240078</meta:creation-date>
    <meta:generator>LibreOffice/5.1.6.2$Linux_X86_64 LibreOffice_project/10m0$Build-2</meta:generator>
    <dc:date>2021-10-12T21:58:30.332716416</dc:date>
    <meta:editing-duration>PT5M23S</meta:editing-duration>
    <meta:editing-cycles>3</meta:editing-cycles>
    <meta:document-statistic meta:object-count="8"/>
  </office:meta>
</office:document-meta>
</file>